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0f4" officeooo:paragraph-rsid="000470f4"/>
    </style:style>
    <style:style style:name="P2" style:family="paragraph" style:parent-style-name="Standard">
      <style:paragraph-properties fo:text-align="start" style:justify-single-word="false"/>
      <style:text-properties fo:color="#000000" officeooo:rsid="000470f4" officeooo:paragraph-rsid="000470f4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54530" fo:background-color="transparent" style:font-size-asian="12pt" style:font-size-complex="12pt"/>
    </style:style>
    <style:style style:name="P4" style:family="paragraph" style:parent-style-name="Standard">
      <style:paragraph-properties style:line-height-at-least="0.198in"/>
      <style:text-properties fo:color="#000000" style:font-name="Liberation Serif" fo:font-size="12pt" fo:background-color="transparent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style:font-name="Liberation Serif" fo:font-size="12pt" officeooo:rsid="00064deb" officeooo:paragraph-rsid="00064deb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officeooo:rsid="000786b7" officeooo:paragraph-rsid="000786b7" fo:background-color="transparent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12pt" officeooo:rsid="000902ea" officeooo:paragraph-rsid="000902ea" fo:background-color="transparen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officeooo:rsid="000902ea" officeooo:paragraph-rsid="000902ea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9f56e" officeooo:paragraph-rsid="0009f56e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da84e" officeooo:paragraph-rsid="000da84e" fo:background-color="transparen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officeooo:rsid="00054530" officeooo:paragraph-rsid="0005453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officeooo:rsid="000902ea" officeooo:paragraph-rsid="000902ea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0da84e" officeooo:paragraph-rsid="000da84e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cd" style:font-name="Liberation Serif" fo:font-size="12pt" fo:font-weight="normal" officeooo:rsid="00054530" officeooo:paragraph-rsid="0009f56e" fo:background-color="transparent" style:font-size-asian="12pt" style:font-size-complex="12pt"/>
    </style:style>
    <style:style style:name="P15" style:family="paragraph" style:parent-style-name="Standard">
      <style:paragraph-properties style:line-height-at-least="0.198in"/>
      <style:text-properties fo:color="#0000cd" style:font-name="Liberation Serif" fo:font-size="12pt" fo:font-weight="normal" fo:background-color="transparent" style:font-size-asian="12pt" style:font-size-complex="12pt"/>
    </style:style>
    <style:style style:name="P16" style:family="paragraph" style:parent-style-name="Standard">
      <style:paragraph-properties style:line-height-at-least="0.198in"/>
      <style:text-properties fo:color="#0000cd" style:font-name="Liberation Serif" fo:font-size="12pt" fo:background-color="transparen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cd" style:font-name="Liberation Serif" fo:font-size="12pt" officeooo:rsid="00054530" officeooo:paragraph-rsid="00054530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00a933" fo:font-size="16pt" fo:font-weight="bold" officeooo:rsid="000470f4" officeooo:paragraph-rsid="000470f4" style:font-size-asian="16pt" style:font-weight-asian="bold" style:font-size-complex="16pt" style:font-weight-complex="bold"/>
    </style:style>
    <style:style style:name="P19" style:family="paragraph" style:parent-style-name="Footer">
      <style:paragraph-properties fo:text-align="start" style:justify-single-word="false"/>
      <style:text-properties fo:font-style="italic" officeooo:rsid="000fefc5" officeooo:paragraph-rsid="000fefc5" style:font-style-asian="italic" style:font-style-complex="italic"/>
    </style:style>
    <style:style style:name="T1" style:family="text">
      <style:text-properties officeooo:rsid="00064deb"/>
    </style:style>
    <style:style style:name="T2" style:family="text">
      <style:text-properties officeooo:rsid="0020d18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4de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GoogleTest Test Fixture</text:p>
      <text:p text:style-name="P1"/>
      <text:p text:style-name="P2"/>
      <text:p text:style-name="P11">Example with explanation:</text:p>
      <text:p text:style-name="P3"/>
      <text:p text:style-name="P15">#include &lt;iostream&gt;</text:p>
      <text:p text:style-name="P15">#include &lt;gtest/gtest.h&gt;</text:p>
      <text:p text:style-name="P16"/>
      <text:p text:style-name="P15">using namespace std;</text:p>
      <text:p text:style-name="P4"/>
      <text:p text:style-name="P4">// <text:span text:style-name="T1">creating exemplary class “MyClass” as a factory for objects</text:span></text:p>
      <text:p text:style-name="P15">class MyClass {</text:p>
      <text:p text:style-name="P15"><text:tab/>private:</text:p>
      <text:p text:style-name="P15"><text:tab/><text:tab/>int baseValue;</text:p>
      <text:p text:style-name="P15"><text:tab/>public:</text:p>
      <text:p text:style-name="P15"><text:tab/><text:tab/>MyClass(int _bv) : baseValue(_bv) {}</text:p>
      <text:p text:style-name="P15"><text:tab/><text:tab/>void Increment(int byValue){</text:p>
      <text:p text:style-name="P15"><text:tab/><text:tab/><text:tab/>baseValue += byValue;</text:p>
      <text:p text:style-name="P15"><text:tab/><text:tab/>}</text:p>
      <text:p text:style-name="P15"><text:tab/><text:tab/>int getValue() {return baseValue;}</text:p>
      <text:p text:style-name="P15">};</text:p>
      <text:p text:style-name="P4"/>
      <text:p text:style-name="P4">/*</text:p>
      <text:p text:style-name="P5">Creating Test Fixture: </text:p>
      <text:p text:style-name="P5">- as a test fixture we create a class which derives from testing::Test.</text:p>
      <text:p text:style-name="P4">- <text:span text:style-name="T1">we need to instantiate an object of tested class (in this case “MyClass”)</text:span></text:p>
      <text:p text:style-name="P4">- <text:span text:style-name="T1">function </text:span><text:span text:style-name="T4">SetUp()</text:span><text:span text:style-name="T1"> - to set up an environment for tests</text:span></text:p>
      <text:p text:style-name="P4">- <text:span text:style-name="T1">function </text:span><text:span text:style-name="T4">TearDown() </text:span><text:span text:style-name="T1">- clean-up function</text:span></text:p>
      <text:p text:style-name="P4">*/</text:p>
      <text:p text:style-name="P4"/>
      <text:p text:style-name="P15"><text:span text:style-name="T1">class</text:span> MyClassTest : <text:span text:style-name="T3">public testing::Test</text:span> {</text:p>
      <text:p text:style-name="P15"><text:tab/><text:span text:style-name="T1">public:</text:span></text:p>
      <text:p text:style-name="P15"><text:tab/><text:tab/><text:span text:style-name="T3">MyClass *mc;</text:span></text:p>
      <text:p text:style-name="P15"><text:tab/><text:tab/><text:span text:style-name="T3">void SetUp() </text:span>{cout&lt;&lt;"Alive"&lt;&lt;endl; mc = new MyClass(100);}</text:p>
      <text:p text:style-name="P15"><text:tab/><text:tab/><text:span text:style-name="T3">void TearDown()</text:span> {cout&lt;&lt;"Dead"&lt;&lt;endl; delete mc;}</text:p>
      <text:p text:style-name="P15">};</text:p>
      <text:p text:style-name="P4"/>
      <text:p text:style-name="P4">/*</text:p>
      <text:p text:style-name="P6"><text:span text:style-name="T3">TEST_F(FixtureClassName, SubtestName) </text:span>– in case of test fixture we use TEST_F(), not TEST(). FixtureClassName must be the same as Fixture Object (in this example – “MyClassTest”).</text:p>
      <text:p text:style-name="P7">For every test, new object of tested class is constructed and later on destructed.</text:p>
      <text:p text:style-name="P4">*/</text:p>
      <text:p text:style-name="P15"/>
      <text:p text:style-name="P15"><text:span text:style-name="T3">TEST_F</text:span>(<text:span text:style-name="T3">MyClassTest</text:span>, Increment_by_5){</text:p>
      <text:p text:style-name="P15"><text:tab/>// Act</text:p>
      <text:p text:style-name="P15"><text:tab/>mc-&gt;Increment(5);</text:p>
      <text:p text:style-name="P15"><text:tab/>// Assert</text:p>
      <text:p text:style-name="P15"><text:tab/>ASSERT_EQ(mc-&gt;getValue(), 105);</text:p>
      <text:p text:style-name="P15"><text:soft-page-break/>}</text:p>
      <text:p text:style-name="P16"/>
      <text:p text:style-name="P15"><text:span text:style-name="T3">TEST_F</text:span>(<text:span text:style-name="T3">MyClassTest</text:span>, Increment_by_10){</text:p>
      <text:p text:style-name="P15"><text:tab/>// Act</text:p>
      <text:p text:style-name="P15"><text:tab/>mc-&gt;Increment(10);</text:p>
      <text:p text:style-name="P15"><text:tab/>// Assert</text:p>
      <text:p text:style-name="P15"><text:tab/>ASSERT_EQ(mc-&gt;getValue(), 110);</text:p>
      <text:p text:style-name="P15">}</text:p>
      <text:p text:style-name="P16"/>
      <text:p text:style-name="P15">int main(int argc, char **argv) {</text:p>
      <text:p text:style-name="P15"><text:tab/><text:span text:style-name="T3">testing::InitGoogleTest(&amp;argc, argv);</text:span></text:p>
      <text:p text:style-name="P15"><text:tab/><text:span text:style-name="T3">return RUN_ALL_TESTS();</text:span></text:p>
      <text:p text:style-name="P15">}</text:p>
      <text:p text:style-name="P17"/>
      <text:p text:style-name="P12">How to run a gtest without CMakeLists.txt from a command line when gtest and tested element are in the same script:</text:p>
      <text:p text:style-name="P8"/>
      <text:p text:style-name="P14">g++ <text:span text:style-name="T2">-std=c++14 </text:span>text_fixture_basic_example.cpp -lgtest -lgtest_main -pthread</text:p>
      <text:p text:style-name="P9">where:</text:p>
      <text:p text:style-name="P9"><text:tab/>→ g++ // compiler</text:p>
      <text:p text:style-name="P9"><text:tab/>→ -std=c++14 // cpp standard</text:p>
      <text:p text:style-name="P9"><text:tab/>→ text_fixture_basic_example.cpp // script to compile</text:p>
      <text:p text:style-name="P9"><text:tab/>→ -lgtest // link to gtest library</text:p>
      <text:p text:style-name="P9"><text:tab/>→ -lgtest_main // link to main gtest library</text:p>
      <text:p text:style-name="P9"><text:tab/>→ -pthread // link to pthread library</text:p>
      <text:p text:style-name="P9"/>
      <text:p text:style-name="P13">IMPORTANT:</text:p>
      <text:p text:style-name="P10">- when testing a class specified in a separate file containing both specification (“ClassExample.h”) and implementation (“ClassExample.cpp”) both files must be included in Test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tyle="italic" officeooo:rsid="000fefc5" officeooo:paragraph-rsid="000fefc5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oogletest Test Fixture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8:32:16.689817473</meta:creation-date>
    <dc:date>2020-08-30T11:31:22.086642059</dc:date>
    <meta:editing-duration>PT2H32M49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2" meta:paragraph-count="61" meta:word-count="283" meta:character-count="2001" meta:non-whitespace-character-count="1737"/>
  </office:meta>
</office:document-meta>
</file>